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22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cccccc" fo:padding="0in" fo:border="none">
        <style:background-image/>
      </style:table-cell-properties>
    </style:style>
    <style:style style:name="Table1.D1" style:family="table-cell">
      <style:table-cell-properties style:vertical-align="" fo:background-color="#cccccc" fo:padding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in" fo:border="none"/>
    </style:style>
    <style:style style:name="Table1.B2" style:family="table-cell">
      <style:table-cell-properties style:vertical-align="" fo:padding="0in" fo:border="none"/>
    </style:style>
    <style:style style:name="Table1.C2" style:family="table-cell">
      <style:table-cell-properties style:vertical-align="" fo:padding="0in" fo:border-left="none" fo:border-right="1pt solid #cccccc" fo:border-top="none" fo:border-bottom="none"/>
    </style:style>
    <style:style style:name="Table1.D2" style:family="table-cell">
      <style:table-cell-properties style:vertical-align="" fo:padding="0in" fo:border="1pt solid #cccccc"/>
    </style:style>
    <style:style style:name="Table1.E2" style:family="table-cell">
      <style:table-cell-properties style:vertical-align="" fo:padding="0in" fo:border="1pt solid #cccccc"/>
    </style:style>
    <style:style style:name="Table1.F2" style:family="table-cell">
      <style:table-cell-properties style:vertical-align="" fo:padding="0in" fo:border="1pt solid #cccccc"/>
    </style:style>
    <style:style style:name="Table1.G2" style:family="table-cell">
      <style:table-cell-properties style:vertical-align="" fo:padding="0in" fo:border="1pt solid #cccccc"/>
    </style:style>
    <style:style style:name="Table1.H2" style:family="table-cell">
      <style:table-cell-properties style:vertical-align="" fo:padding="0in" fo:border="1pt solid #cccccc"/>
    </style:style>
    <style:style style:name="Table1.I2" style:family="table-cell">
      <style:table-cell-properties style:vertical-align="" fo:padding="0in" fo:border="1pt solid #cccccc"/>
    </style:style>
    <style:style style:name="Table1.J2" style:family="table-cell">
      <style:table-cell-properties style:vertical-align="" fo:padding="0in" fo:border="1pt solid #cccccc"/>
    </style:style>
    <style:style style:name="Table1.K2" style:family="table-cell">
      <style:table-cell-properties style:vertical-align="" fo:padding="0in" fo:border="1pt solid #cccccc"/>
    </style:style>
    <style:style style:name="Table1.L2" style:family="table-cell">
      <style:table-cell-properties style:vertical-align="" fo:padding="0in" fo:border="1pt solid #cccccc"/>
    </style:style>
    <style:style style:name="Table1.M2" style:family="table-cell">
      <style:table-cell-properties style:vertical-align="" fo:padding="0in" fo:border="1pt solid #cccccc"/>
    </style:style>
    <style:style style:name="Table1.N2" style:family="table-cell">
      <style:table-cell-properties style:vertical-align="" fo:padding="0in" fo:border-left="1pt solid #cccccc" fo:border-right="none" fo:border-top="none" fo:border-bottom="none"/>
    </style:style>
    <style:style style:name="Table1.O2" style:family="table-cell">
      <style:table-cell-properties style:vertical-align="" fo:padding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in" fo:border="none"/>
    </style:style>
    <style:style style:name="Table1.B3" style:family="table-cell">
      <style:table-cell-properties style:vertical-align="" fo:padding="0in" fo:border="none"/>
    </style:style>
    <style:style style:name="Table1.C3" style:family="table-cell">
      <style:table-cell-properties style:vertical-align="" fo:padding="0in" fo:border-left="none" fo:border-right="1pt solid #cccccc" fo:border-top="none" fo:border-bottom="none"/>
    </style:style>
    <style:style style:name="Table1.D3" style:family="table-cell">
      <style:table-cell-properties style:vertical-align="" fo:padding="0in" fo:border="1pt solid #cccccc"/>
    </style:style>
    <style:style style:name="Table1.E3" style:family="table-cell">
      <style:table-cell-properties style:vertical-align="" fo:padding="0in" fo:border="1pt solid #cccccc"/>
    </style:style>
    <style:style style:name="Table1.F3" style:family="table-cell">
      <style:table-cell-properties style:vertical-align="" fo:padding="0in" fo:border="1pt solid #cccccc"/>
    </style:style>
    <style:style style:name="Table1.G3" style:family="table-cell">
      <style:table-cell-properties style:vertical-align="" fo:padding="0in" fo:border="1pt solid #cccccc"/>
    </style:style>
    <style:style style:name="Table1.H3" style:family="table-cell">
      <style:table-cell-properties style:vertical-align="" fo:padding="0in" fo:border="1pt solid #cccccc"/>
    </style:style>
    <style:style style:name="Table1.I3" style:family="table-cell">
      <style:table-cell-properties style:vertical-align="" fo:padding="0in" fo:border="1pt solid #cccccc"/>
    </style:style>
    <style:style style:name="Table1.J3" style:family="table-cell">
      <style:table-cell-properties style:vertical-align="" fo:padding="0in" fo:border="1pt solid #cccccc"/>
    </style:style>
    <style:style style:name="Table1.K3" style:family="table-cell">
      <style:table-cell-properties style:vertical-align="" fo:padding="0in" fo:border="1pt solid #cccccc"/>
    </style:style>
    <style:style style:name="Table1.L3" style:family="table-cell">
      <style:table-cell-properties style:vertical-align="" fo:padding="0in" fo:border="1pt solid #cccccc"/>
    </style:style>
    <style:style style:name="Table1.M3" style:family="table-cell">
      <style:table-cell-properties style:vertical-align="" fo:padding="0in" fo:border="1pt solid #cccccc"/>
    </style:style>
    <style:style style:name="Table1.N3" style:family="table-cell">
      <style:table-cell-properties style:vertical-align="" fo:padding="0in" fo:border-left="1pt solid #cccccc" fo:border-right="none" fo:border-top="none" fo:border-bottom="none"/>
    </style:style>
    <style:style style:name="Table1.O3" style:family="table-cell">
      <style:table-cell-properties style:vertical-align="" fo:padding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in" fo:border="none"/>
    </style:style>
    <style:style style:name="Table1.B4" style:family="table-cell">
      <style:table-cell-properties style:vertical-align="" fo:padding="0in" fo:border="none"/>
    </style:style>
    <style:style style:name="Table1.C4" style:family="table-cell">
      <style:table-cell-properties style:vertical-align="" fo:padding="0in" fo:border-left="none" fo:border-right="1pt solid #cccccc" fo:border-top="none" fo:border-bottom="none"/>
    </style:style>
    <style:style style:name="Table1.D4" style:family="table-cell">
      <style:table-cell-properties style:vertical-align="" fo:padding="0in" fo:border="1pt solid #cccccc"/>
    </style:style>
    <style:style style:name="Table1.E4" style:family="table-cell">
      <style:table-cell-properties style:vertical-align="" fo:padding="0in" fo:border="1pt solid #cccccc"/>
    </style:style>
    <style:style style:name="Table1.F4" style:family="table-cell">
      <style:table-cell-properties style:vertical-align="" fo:padding="0in" fo:border="1pt solid #cccccc"/>
    </style:style>
    <style:style style:name="Table1.G4" style:family="table-cell">
      <style:table-cell-properties style:vertical-align="" fo:padding="0in" fo:border="1pt solid #cccccc"/>
    </style:style>
    <style:style style:name="Table1.H4" style:family="table-cell">
      <style:table-cell-properties style:vertical-align="" fo:padding="0in" fo:border="1pt solid #cccccc"/>
    </style:style>
    <style:style style:name="Table1.I4" style:family="table-cell">
      <style:table-cell-properties style:vertical-align="" fo:padding="0in" fo:border="1pt solid #cccccc"/>
    </style:style>
    <style:style style:name="Table1.J4" style:family="table-cell">
      <style:table-cell-properties style:vertical-align="" fo:padding="0in" fo:border="1pt solid #cccccc"/>
    </style:style>
    <style:style style:name="Table1.K4" style:family="table-cell">
      <style:table-cell-properties style:vertical-align="" fo:padding="0in" fo:border="1pt solid #cccccc"/>
    </style:style>
    <style:style style:name="Table1.L4" style:family="table-cell">
      <style:table-cell-properties style:vertical-align="" fo:padding="0in" fo:border="1pt solid #cccccc"/>
    </style:style>
    <style:style style:name="Table1.M4" style:family="table-cell">
      <style:table-cell-properties style:vertical-align="" fo:padding="0in" fo:border="1pt solid #cccccc"/>
    </style:style>
    <style:style style:name="Table1.N4" style:family="table-cell">
      <style:table-cell-properties style:vertical-align="" fo:padding="0in" fo:border-left="1pt solid #cccccc" fo:border-right="none" fo:border-top="none" fo:border-bottom="none"/>
    </style:style>
    <style:style style:name="Table1.O4" style:family="table-cell">
      <style:table-cell-properties style:vertical-align="" fo:padding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in" fo:border="none"/>
    </style:style>
    <style:style style:name="Table1.B5" style:family="table-cell">
      <style:table-cell-properties style:vertical-align="" fo:padding="0in" fo:border="none"/>
    </style:style>
    <style:style style:name="Table1.C5" style:family="table-cell">
      <style:table-cell-properties style:vertical-align="" fo:padding="0in" fo:border-left="none" fo:border-right="1pt solid #cccccc" fo:border-top="none" fo:border-bottom="none"/>
    </style:style>
    <style:style style:name="Table1.D5" style:family="table-cell">
      <style:table-cell-properties style:vertical-align="" fo:padding="0in" fo:border="1pt solid #cccccc"/>
    </style:style>
    <style:style style:name="Table1.E5" style:family="table-cell">
      <style:table-cell-properties style:vertical-align="" fo:padding="0in" fo:border="1pt solid #cccccc"/>
    </style:style>
    <style:style style:name="Table1.F5" style:family="table-cell">
      <style:table-cell-properties style:vertical-align="" fo:padding="0in" fo:border="1pt solid #cccccc"/>
    </style:style>
    <style:style style:name="Table1.G5" style:family="table-cell">
      <style:table-cell-properties style:vertical-align="" fo:padding="0in" fo:border="1pt solid #cccccc"/>
    </style:style>
    <style:style style:name="Table1.H5" style:family="table-cell">
      <style:table-cell-properties style:vertical-align="" fo:padding="0in" fo:border="1pt solid #cccccc"/>
    </style:style>
    <style:style style:name="Table1.I5" style:family="table-cell">
      <style:table-cell-properties style:vertical-align="" fo:padding="0in" fo:border="1pt solid #cccccc"/>
    </style:style>
    <style:style style:name="Table1.J5" style:family="table-cell">
      <style:table-cell-properties style:vertical-align="" fo:padding="0in" fo:border="1pt solid #cccccc"/>
    </style:style>
    <style:style style:name="Table1.K5" style:family="table-cell">
      <style:table-cell-properties style:vertical-align="" fo:padding="0in" fo:border="1pt solid #cccccc"/>
    </style:style>
    <style:style style:name="Table1.L5" style:family="table-cell">
      <style:table-cell-properties style:vertical-align="" fo:padding="0in" fo:border="1pt solid #cccccc"/>
    </style:style>
    <style:style style:name="Table1.M5" style:family="table-cell">
      <style:table-cell-properties style:vertical-align="" fo:padding="0in" fo:border="1pt solid #cccccc"/>
    </style:style>
    <style:style style:name="Table1.N5" style:family="table-cell">
      <style:table-cell-properties style:vertical-align="" fo:padding="0in" fo:border-left="1pt solid #cccccc" fo:border-right="none" fo:border-top="none" fo:border-bottom="none"/>
    </style:style>
    <style:style style:name="Table1.O5" style:family="table-cell">
      <style:table-cell-properties style:vertical-align="" fo:padding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in" fo:border="none"/>
    </style:style>
    <style:style style:name="Table1.B6" style:family="table-cell">
      <style:table-cell-properties style:vertical-align="" fo:padding="0in" fo:border="none"/>
    </style:style>
    <style:style style:name="Table1.C6" style:family="table-cell">
      <style:table-cell-properties style:vertical-align="" fo:padding="0in" fo:border-left="none" fo:border-right="1pt solid #cccccc" fo:border-top="none" fo:border-bottom="none"/>
    </style:style>
    <style:style style:name="Table1.D6" style:family="table-cell">
      <style:table-cell-properties style:vertical-align="" fo:padding="0in" fo:border="1pt solid #cccccc"/>
    </style:style>
    <style:style style:name="Table1.E6" style:family="table-cell">
      <style:table-cell-properties style:vertical-align="" fo:padding="0in" fo:border="1pt solid #cccccc"/>
    </style:style>
    <style:style style:name="Table1.F6" style:family="table-cell">
      <style:table-cell-properties style:vertical-align="" fo:padding="0in" fo:border="1pt solid #cccccc"/>
    </style:style>
    <style:style style:name="Table1.G6" style:family="table-cell">
      <style:table-cell-properties style:vertical-align="" fo:padding="0in" fo:border="1pt solid #cccccc"/>
    </style:style>
    <style:style style:name="Table1.H6" style:family="table-cell">
      <style:table-cell-properties style:vertical-align="" fo:padding="0in" fo:border="1pt solid #cccccc"/>
    </style:style>
    <style:style style:name="Table1.I6" style:family="table-cell">
      <style:table-cell-properties style:vertical-align="" fo:padding="0in" fo:border="1pt solid #cccccc"/>
    </style:style>
    <style:style style:name="Table1.J6" style:family="table-cell">
      <style:table-cell-properties style:vertical-align="" fo:padding="0in" fo:border="1pt solid #cccccc"/>
    </style:style>
    <style:style style:name="Table1.K6" style:family="table-cell">
      <style:table-cell-properties style:vertical-align="" fo:padding="0in" fo:border="1pt solid #cccccc"/>
    </style:style>
    <style:style style:name="Table1.L6" style:family="table-cell">
      <style:table-cell-properties style:vertical-align="" fo:padding="0in" fo:border="1pt solid #cccccc"/>
    </style:style>
    <style:style style:name="Table1.M6" style:family="table-cell">
      <style:table-cell-properties style:vertical-align="" fo:padding="0in" fo:border="1pt solid #cccccc"/>
    </style:style>
    <style:style style:name="Table1.N6" style:family="table-cell">
      <style:table-cell-properties style:vertical-align="" fo:padding="0in" fo:border-left="1pt solid #cccccc" fo:border-right="none" fo:border-top="none" fo:border-bottom="none"/>
    </style:style>
    <style:style style:name="Table1.O6" style:family="table-cell">
      <style:table-cell-properties style:vertical-align="" fo:padding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in" fo:border="none"/>
    </style:style>
    <style:style style:name="Table1.B7" style:family="table-cell">
      <style:table-cell-properties style:vertical-align="" fo:padding="0in" fo:border="none"/>
    </style:style>
    <style:style style:name="Table1.C7" style:family="table-cell">
      <style:table-cell-properties style:vertical-align="" fo:padding="0in" fo:border-left="none" fo:border-right="1pt solid #cccccc" fo:border-top="none" fo:border-bottom="none"/>
    </style:style>
    <style:style style:name="Table1.D7" style:family="table-cell">
      <style:table-cell-properties style:vertical-align="" fo:padding="0in" fo:border="1pt solid #cccccc"/>
    </style:style>
    <style:style style:name="Table1.E7" style:family="table-cell">
      <style:table-cell-properties style:vertical-align="" fo:padding="0in" fo:border="1pt solid #cccccc"/>
    </style:style>
    <style:style style:name="Table1.F7" style:family="table-cell">
      <style:table-cell-properties style:vertical-align="" fo:padding="0in" fo:border="1pt solid #cccccc"/>
    </style:style>
    <style:style style:name="Table1.G7" style:family="table-cell">
      <style:table-cell-properties style:vertical-align="" fo:padding="0in" fo:border="1pt solid #cccccc"/>
    </style:style>
    <style:style style:name="Table1.H7" style:family="table-cell">
      <style:table-cell-properties style:vertical-align="" fo:padding="0in" fo:border="1pt solid #cccccc"/>
    </style:style>
    <style:style style:name="Table1.I7" style:family="table-cell">
      <style:table-cell-properties style:vertical-align="" fo:padding="0in" fo:border="1pt solid #cccccc"/>
    </style:style>
    <style:style style:name="Table1.J7" style:family="table-cell">
      <style:table-cell-properties style:vertical-align="" fo:padding="0in" fo:border="1pt solid #cccccc"/>
    </style:style>
    <style:style style:name="Table1.K7" style:family="table-cell">
      <style:table-cell-properties style:vertical-align="" fo:padding="0in" fo:border="1pt solid #cccccc"/>
    </style:style>
    <style:style style:name="Table1.L7" style:family="table-cell">
      <style:table-cell-properties style:vertical-align="" fo:padding="0in" fo:border="1pt solid #cccccc"/>
    </style:style>
    <style:style style:name="Table1.M7" style:family="table-cell">
      <style:table-cell-properties style:vertical-align="" fo:padding="0in" fo:border="1pt solid #cccccc"/>
    </style:style>
    <style:style style:name="Table1.N7" style:family="table-cell">
      <style:table-cell-properties style:vertical-align="" fo:padding="0in" fo:border-left="1pt solid #cccccc" fo:border-right="none" fo:border-top="none" fo:border-bottom="none"/>
    </style:style>
    <style:style style:name="Table1.O7" style:family="table-cell">
      <style:table-cell-properties style:vertical-align="" fo:padding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style:vertical-align="" fo:background-color="#cccccc" fo:padding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" fo:padding="0in" fo:border="none"/>
    </style:style>
    <style:style style:name="Table1.B9" style:family="table-cell">
      <style:table-cell-properties style:vertical-align="" fo:padding="0in" fo:border="none"/>
    </style:style>
    <style:style style:name="Table1.C9" style:family="table-cell">
      <style:table-cell-properties style:vertical-align="" fo:padding="0in" fo:border-left="none" fo:border-right="1pt solid #cccccc" fo:border-top="none" fo:border-bottom="none"/>
    </style:style>
    <style:style style:name="Table1.D9" style:family="table-cell">
      <style:table-cell-properties style:vertical-align="" fo:padding="0in" fo:border="1pt solid #cccccc"/>
    </style:style>
    <style:style style:name="Table1.E9" style:family="table-cell">
      <style:table-cell-properties style:vertical-align="" fo:padding="0in" fo:border="1pt solid #cccccc"/>
    </style:style>
    <style:style style:name="Table1.F9" style:family="table-cell">
      <style:table-cell-properties style:vertical-align="" fo:padding="0in" fo:border="1pt solid #cccccc"/>
    </style:style>
    <style:style style:name="Table1.G9" style:family="table-cell">
      <style:table-cell-properties style:vertical-align="" fo:padding="0in" fo:border="1pt solid #cccccc"/>
    </style:style>
    <style:style style:name="Table1.H9" style:family="table-cell">
      <style:table-cell-properties style:vertical-align="" fo:padding="0in" fo:border="1pt solid #cccccc"/>
    </style:style>
    <style:style style:name="Table1.I9" style:family="table-cell">
      <style:table-cell-properties style:vertical-align="" fo:padding="0in" fo:border="1pt solid #cccccc"/>
    </style:style>
    <style:style style:name="Table1.J9" style:family="table-cell">
      <style:table-cell-properties style:vertical-align="" fo:padding="0in" fo:border="1pt solid #cccccc"/>
    </style:style>
    <style:style style:name="Table1.K9" style:family="table-cell">
      <style:table-cell-properties style:vertical-align="" fo:padding="0in" fo:border="1pt solid #cccccc"/>
    </style:style>
    <style:style style:name="Table1.L9" style:family="table-cell">
      <style:table-cell-properties style:vertical-align="" fo:padding="0in" fo:border="1pt solid #cccccc"/>
    </style:style>
    <style:style style:name="Table1.M9" style:family="table-cell">
      <style:table-cell-properties style:vertical-align="" fo:padding="0in" fo:border="1pt solid #cccccc"/>
    </style:style>
    <style:style style:name="Table1.N9" style:family="table-cell">
      <style:table-cell-properties style:vertical-align="" fo:padding="0in" fo:border-left="1pt solid #cccccc" fo:border-right="none" fo:border-top="none" fo:border-bottom="none"/>
    </style:style>
    <style:style style:name="Table1.O9" style:family="table-cell">
      <style:table-cell-properties style:vertical-align="" fo:padding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" fo:padding="0in" fo:border="none"/>
    </style:style>
    <style:style style:name="Table1.B10" style:family="table-cell">
      <style:table-cell-properties style:vertical-align="" fo:padding="0in" fo:border="none"/>
    </style:style>
    <style:style style:name="Table1.C10" style:family="table-cell">
      <style:table-cell-properties style:vertical-align="" fo:padding="0in" fo:border-left="none" fo:border-right="1pt solid #cccccc" fo:border-top="none" fo:border-bottom="none"/>
    </style:style>
    <style:style style:name="Table1.D10" style:family="table-cell">
      <style:table-cell-properties style:vertical-align="" fo:padding="0in" fo:border="1pt solid #cccccc"/>
    </style:style>
    <style:style style:name="Table1.E10" style:family="table-cell">
      <style:table-cell-properties style:vertical-align="" fo:padding="0in" fo:border="1pt solid #cccccc"/>
    </style:style>
    <style:style style:name="Table1.F10" style:family="table-cell">
      <style:table-cell-properties style:vertical-align="" fo:padding="0in" fo:border="1pt solid #cccccc"/>
    </style:style>
    <style:style style:name="Table1.G10" style:family="table-cell">
      <style:table-cell-properties style:vertical-align="" fo:padding="0in" fo:border="1pt solid #cccccc"/>
    </style:style>
    <style:style style:name="Table1.H10" style:family="table-cell">
      <style:table-cell-properties style:vertical-align="" fo:padding="0in" fo:border="1pt solid #cccccc"/>
    </style:style>
    <style:style style:name="Table1.I10" style:family="table-cell">
      <style:table-cell-properties style:vertical-align="" fo:padding="0in" fo:border="1pt solid #cccccc"/>
    </style:style>
    <style:style style:name="Table1.J10" style:family="table-cell">
      <style:table-cell-properties style:vertical-align="" fo:padding="0in" fo:border="1pt solid #cccccc"/>
    </style:style>
    <style:style style:name="Table1.K10" style:family="table-cell">
      <style:table-cell-properties style:vertical-align="" fo:padding="0in" fo:border="1pt solid #cccccc"/>
    </style:style>
    <style:style style:name="Table1.L10" style:family="table-cell">
      <style:table-cell-properties style:vertical-align="" fo:padding="0in" fo:border="1pt solid #cccccc"/>
    </style:style>
    <style:style style:name="Table1.M10" style:family="table-cell">
      <style:table-cell-properties style:vertical-align="" fo:padding="0in" fo:border="1pt solid #cccccc"/>
    </style:style>
    <style:style style:name="Table1.N10" style:family="table-cell">
      <style:table-cell-properties style:vertical-align="" fo:padding="0in" fo:border-left="1pt solid #cccccc" fo:border-right="none" fo:border-top="none" fo:border-bottom="none"/>
    </style:style>
    <style:style style:name="Table1.O10" style:family="table-cell">
      <style:table-cell-properties style:vertical-align="" fo:padding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" fo:padding="0in" fo:border="none"/>
    </style:style>
    <style:style style:name="Table1.B11" style:family="table-cell">
      <style:table-cell-properties style:vertical-align="" fo:padding="0in" fo:border="none"/>
    </style:style>
    <style:style style:name="Table1.C11" style:family="table-cell">
      <style:table-cell-properties style:vertical-align="" fo:padding="0in" fo:border-left="none" fo:border-right="1pt solid #cccccc" fo:border-top="none" fo:border-bottom="none"/>
    </style:style>
    <style:style style:name="Table1.D11" style:family="table-cell">
      <style:table-cell-properties style:vertical-align="" fo:padding="0in" fo:border="1pt solid #cccccc"/>
    </style:style>
    <style:style style:name="Table1.E11" style:family="table-cell">
      <style:table-cell-properties style:vertical-align="" fo:padding="0in" fo:border="1pt solid #cccccc"/>
    </style:style>
    <style:style style:name="Table1.F11" style:family="table-cell">
      <style:table-cell-properties style:vertical-align="" fo:padding="0in" fo:border="1pt solid #cccccc"/>
    </style:style>
    <style:style style:name="Table1.G11" style:family="table-cell">
      <style:table-cell-properties style:vertical-align="" fo:padding="0in" fo:border="1pt solid #cccccc"/>
    </style:style>
    <style:style style:name="Table1.H11" style:family="table-cell">
      <style:table-cell-properties style:vertical-align="" fo:padding="0in" fo:border="1pt solid #cccccc"/>
    </style:style>
    <style:style style:name="Table1.I11" style:family="table-cell">
      <style:table-cell-properties style:vertical-align="" fo:padding="0in" fo:border="1pt solid #cccccc"/>
    </style:style>
    <style:style style:name="Table1.J11" style:family="table-cell">
      <style:table-cell-properties style:vertical-align="" fo:padding="0in" fo:border="1pt solid #cccccc"/>
    </style:style>
    <style:style style:name="Table1.K11" style:family="table-cell">
      <style:table-cell-properties style:vertical-align="" fo:padding="0in" fo:border="1pt solid #cccccc"/>
    </style:style>
    <style:style style:name="Table1.L11" style:family="table-cell">
      <style:table-cell-properties style:vertical-align="" fo:padding="0in" fo:border="1pt solid #cccccc"/>
    </style:style>
    <style:style style:name="Table1.M11" style:family="table-cell">
      <style:table-cell-properties style:vertical-align="" fo:padding="0in" fo:border="1pt solid #cccccc"/>
    </style:style>
    <style:style style:name="Table1.N11" style:family="table-cell">
      <style:table-cell-properties style:vertical-align="" fo:padding="0in" fo:border-left="1pt solid #cccccc" fo:border-right="none" fo:border-top="none" fo:border-bottom="none"/>
    </style:style>
    <style:style style:name="Table1.O11" style:family="table-cell">
      <style:table-cell-properties style:vertical-align="" fo:padding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" fo:padding="0in" fo:border="none"/>
    </style:style>
    <style:style style:name="Table1.B12" style:family="table-cell">
      <style:table-cell-properties style:vertical-align="" fo:padding="0in" fo:border="none"/>
    </style:style>
    <style:style style:name="Table1.C12" style:family="table-cell">
      <style:table-cell-properties style:vertical-align="" fo:padding="0in" fo:border-left="none" fo:border-right="1pt solid #cccccc" fo:border-top="none" fo:border-bottom="none"/>
    </style:style>
    <style:style style:name="Table1.D12" style:family="table-cell">
      <style:table-cell-properties style:vertical-align="" fo:padding="0in" fo:border="1pt solid #cccccc"/>
    </style:style>
    <style:style style:name="Table1.E12" style:family="table-cell">
      <style:table-cell-properties style:vertical-align="" fo:padding="0in" fo:border="1pt solid #cccccc"/>
    </style:style>
    <style:style style:name="Table1.F12" style:family="table-cell">
      <style:table-cell-properties style:vertical-align="" fo:padding="0in" fo:border="1pt solid #cccccc"/>
    </style:style>
    <style:style style:name="Table1.G12" style:family="table-cell">
      <style:table-cell-properties style:vertical-align="" fo:padding="0in" fo:border="1pt solid #cccccc"/>
    </style:style>
    <style:style style:name="Table1.H12" style:family="table-cell">
      <style:table-cell-properties style:vertical-align="" fo:padding="0in" fo:border="1pt solid #cccccc"/>
    </style:style>
    <style:style style:name="Table1.I12" style:family="table-cell">
      <style:table-cell-properties style:vertical-align="" fo:padding="0in" fo:border="1pt solid #cccccc"/>
    </style:style>
    <style:style style:name="Table1.J12" style:family="table-cell">
      <style:table-cell-properties style:vertical-align="" fo:padding="0in" fo:border="1pt solid #cccccc"/>
    </style:style>
    <style:style style:name="Table1.K12" style:family="table-cell">
      <style:table-cell-properties style:vertical-align="" fo:padding="0in" fo:border="1pt solid #cccccc"/>
    </style:style>
    <style:style style:name="Table1.L12" style:family="table-cell">
      <style:table-cell-properties style:vertical-align="" fo:padding="0in" fo:border="1pt solid #cccccc"/>
    </style:style>
    <style:style style:name="Table1.M12" style:family="table-cell">
      <style:table-cell-properties style:vertical-align="" fo:padding="0in" fo:border="1pt solid #cccccc"/>
    </style:style>
    <style:style style:name="Table1.N12" style:family="table-cell">
      <style:table-cell-properties style:vertical-align="" fo:padding="0in" fo:border-left="1pt solid #cccccc" fo:border-right="none" fo:border-top="none" fo:border-bottom="none"/>
    </style:style>
    <style:style style:name="Table1.O12" style:family="table-cell">
      <style:table-cell-properties style:vertical-align="" fo:padding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in" fo:border="none"/>
    </style:style>
    <style:style style:name="Table1.B14" style:family="table-cell">
      <style:table-cell-properties style:vertical-align="" fo:padding="0in" fo:border="none"/>
    </style:style>
    <style:style style:name="Table1.C14" style:family="table-cell">
      <style:table-cell-properties style:vertical-align="" fo:padding="0in" fo:border-left="none" fo:border-right="1pt solid #cccccc" fo:border-top="none" fo:border-bottom="none"/>
    </style:style>
    <style:style style:name="Table1.D14" style:family="table-cell">
      <style:table-cell-properties style:vertical-align="" fo:padding="0in" fo:border="1pt solid #cccccc"/>
    </style:style>
    <style:style style:name="Table1.E14" style:family="table-cell">
      <style:table-cell-properties style:vertical-align="" fo:padding="0in" fo:border="1pt solid #cccccc"/>
    </style:style>
    <style:style style:name="Table1.F14" style:family="table-cell">
      <style:table-cell-properties style:vertical-align="" fo:padding="0in" fo:border="1pt solid #cccccc"/>
    </style:style>
    <style:style style:name="Table1.G14" style:family="table-cell">
      <style:table-cell-properties style:vertical-align="" fo:padding="0in" fo:border="1pt solid #cccccc"/>
    </style:style>
    <style:style style:name="Table1.H14" style:family="table-cell">
      <style:table-cell-properties style:vertical-align="" fo:padding="0in" fo:border="1pt solid #cccccc"/>
    </style:style>
    <style:style style:name="Table1.I14" style:family="table-cell">
      <style:table-cell-properties style:vertical-align="" fo:padding="0in" fo:border="1pt solid #cccccc"/>
    </style:style>
    <style:style style:name="Table1.J14" style:family="table-cell">
      <style:table-cell-properties style:vertical-align="" fo:padding="0in" fo:border="1pt solid #cccccc"/>
    </style:style>
    <style:style style:name="Table1.K14" style:family="table-cell">
      <style:table-cell-properties style:vertical-align="" fo:padding="0in" fo:border="1pt solid #cccccc"/>
    </style:style>
    <style:style style:name="Table1.L14" style:family="table-cell">
      <style:table-cell-properties style:vertical-align="" fo:padding="0in" fo:border="1pt solid #cccccc"/>
    </style:style>
    <style:style style:name="Table1.M14" style:family="table-cell">
      <style:table-cell-properties style:vertical-align="" fo:padding="0in" fo:border="1pt solid #cccccc"/>
    </style:style>
    <style:style style:name="Table1.N14" style:family="table-cell">
      <style:table-cell-properties style:vertical-align="" fo:padding="0in" fo:border-left="1pt solid #cccccc" fo:border-right="none" fo:border-top="none" fo:border-bottom="none"/>
    </style:style>
    <style:style style:name="Table1.O14" style:family="table-cell">
      <style:table-cell-properties style:vertical-align="" fo:padding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" fo:padding="0in" fo:border="none"/>
    </style:style>
    <style:style style:name="Table1.B15" style:family="table-cell">
      <style:table-cell-properties style:vertical-align="" fo:padding="0in" fo:border="none"/>
    </style:style>
    <style:style style:name="Table1.C15" style:family="table-cell">
      <style:table-cell-properties style:vertical-align="" fo:padding="0in" fo:border-left="none" fo:border-right="1pt solid #cccccc" fo:border-top="none" fo:border-bottom="none"/>
    </style:style>
    <style:style style:name="Table1.D15" style:family="table-cell">
      <style:table-cell-properties style:vertical-align="" fo:padding="0in" fo:border="1pt solid #cccccc"/>
    </style:style>
    <style:style style:name="Table1.E15" style:family="table-cell">
      <style:table-cell-properties style:vertical-align="" fo:padding="0in" fo:border="1pt solid #cccccc"/>
    </style:style>
    <style:style style:name="Table1.F15" style:family="table-cell">
      <style:table-cell-properties style:vertical-align="" fo:padding="0in" fo:border="1pt solid #cccccc"/>
    </style:style>
    <style:style style:name="Table1.G15" style:family="table-cell">
      <style:table-cell-properties style:vertical-align="" fo:padding="0in" fo:border="1pt solid #cccccc"/>
    </style:style>
    <style:style style:name="Table1.H15" style:family="table-cell">
      <style:table-cell-properties style:vertical-align="" fo:padding="0in" fo:border="1pt solid #cccccc"/>
    </style:style>
    <style:style style:name="Table1.I15" style:family="table-cell">
      <style:table-cell-properties style:vertical-align="" fo:padding="0in" fo:border="1pt solid #cccccc"/>
    </style:style>
    <style:style style:name="Table1.J15" style:family="table-cell">
      <style:table-cell-properties style:vertical-align="" fo:padding="0in" fo:border="1pt solid #cccccc"/>
    </style:style>
    <style:style style:name="Table1.K15" style:family="table-cell">
      <style:table-cell-properties style:vertical-align="" fo:padding="0in" fo:border="1pt solid #cccccc"/>
    </style:style>
    <style:style style:name="Table1.L15" style:family="table-cell">
      <style:table-cell-properties style:vertical-align="" fo:padding="0in" fo:border="1pt solid #cccccc"/>
    </style:style>
    <style:style style:name="Table1.M15" style:family="table-cell">
      <style:table-cell-properties style:vertical-align="" fo:padding="0in" fo:border="1pt solid #cccccc"/>
    </style:style>
    <style:style style:name="Table1.N15" style:family="table-cell">
      <style:table-cell-properties style:vertical-align="" fo:padding="0in" fo:border-left="1pt solid #cccccc" fo:border-right="none" fo:border-top="none" fo:border-bottom="none"/>
    </style:style>
    <style:style style:name="Table1.O15" style:family="table-cell">
      <style:table-cell-properties style:vertical-align="" fo:padding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padding="0in" fo:border="none"/>
    </style:style>
    <style:style style:name="Table1.B16" style:family="table-cell">
      <style:table-cell-properties style:vertical-align="" fo:padding="0in" fo:border="none"/>
    </style:style>
    <style:style style:name="Table1.C16" style:family="table-cell">
      <style:table-cell-properties style:vertical-align="" fo:padding="0in" fo:border-left="none" fo:border-right="1pt solid #cccccc" fo:border-top="none" fo:border-bottom="none"/>
    </style:style>
    <style:style style:name="Table1.D16" style:family="table-cell">
      <style:table-cell-properties style:vertical-align="" fo:padding="0in" fo:border="1pt solid #cccccc"/>
    </style:style>
    <style:style style:name="Table1.E16" style:family="table-cell">
      <style:table-cell-properties style:vertical-align="" fo:padding="0in" fo:border="1pt solid #cccccc"/>
    </style:style>
    <style:style style:name="Table1.F16" style:family="table-cell">
      <style:table-cell-properties style:vertical-align="" fo:padding="0in" fo:border="1pt solid #cccccc"/>
    </style:style>
    <style:style style:name="Table1.G16" style:family="table-cell">
      <style:table-cell-properties style:vertical-align="" fo:padding="0in" fo:border="1pt solid #cccccc"/>
    </style:style>
    <style:style style:name="Table1.H16" style:family="table-cell">
      <style:table-cell-properties style:vertical-align="" fo:padding="0in" fo:border="1pt solid #cccccc"/>
    </style:style>
    <style:style style:name="Table1.I16" style:family="table-cell">
      <style:table-cell-properties style:vertical-align="" fo:padding="0in" fo:border="1pt solid #cccccc"/>
    </style:style>
    <style:style style:name="Table1.J16" style:family="table-cell">
      <style:table-cell-properties style:vertical-align="" fo:padding="0in" fo:border="1pt solid #cccccc"/>
    </style:style>
    <style:style style:name="Table1.K16" style:family="table-cell">
      <style:table-cell-properties style:vertical-align="" fo:padding="0in" fo:border="1pt solid #cccccc"/>
    </style:style>
    <style:style style:name="Table1.L16" style:family="table-cell">
      <style:table-cell-properties style:vertical-align="" fo:padding="0in" fo:border="1pt solid #cccccc"/>
    </style:style>
    <style:style style:name="Table1.M16" style:family="table-cell">
      <style:table-cell-properties style:vertical-align="" fo:padding="0in" fo:border="1pt solid #cccccc"/>
    </style:style>
    <style:style style:name="Table1.N16" style:family="table-cell">
      <style:table-cell-properties style:vertical-align="" fo:padding="0in" fo:border-left="1pt solid #cccccc" fo:border-right="none" fo:border-top="none" fo:border-bottom="none"/>
    </style:style>
    <style:style style:name="Table1.O16" style:family="table-cell">
      <style:table-cell-properties style:vertical-align="" fo:padding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in" fo:border="none"/>
    </style:style>
    <style:style style:name="Table1.B17" style:family="table-cell">
      <style:table-cell-properties style:vertical-align="" fo:padding="0in" fo:border="none"/>
    </style:style>
    <style:style style:name="Table1.C17" style:family="table-cell">
      <style:table-cell-properties style:vertical-align="" fo:padding="0in" fo:border-left="none" fo:border-right="1pt solid #cccccc" fo:border-top="none" fo:border-bottom="none"/>
    </style:style>
    <style:style style:name="Table1.D17" style:family="table-cell">
      <style:table-cell-properties style:vertical-align="" fo:padding="0in" fo:border="1pt solid #cccccc"/>
    </style:style>
    <style:style style:name="Table1.E17" style:family="table-cell">
      <style:table-cell-properties style:vertical-align="" fo:padding="0in" fo:border="1pt solid #cccccc"/>
    </style:style>
    <style:style style:name="Table1.F17" style:family="table-cell">
      <style:table-cell-properties style:vertical-align="" fo:padding="0in" fo:border="1pt solid #cccccc"/>
    </style:style>
    <style:style style:name="Table1.G17" style:family="table-cell">
      <style:table-cell-properties style:vertical-align="" fo:padding="0in" fo:border="1pt solid #cccccc"/>
    </style:style>
    <style:style style:name="Table1.H17" style:family="table-cell">
      <style:table-cell-properties style:vertical-align="" fo:padding="0in" fo:border="1pt solid #cccccc"/>
    </style:style>
    <style:style style:name="Table1.I17" style:family="table-cell">
      <style:table-cell-properties style:vertical-align="" fo:padding="0in" fo:border="1pt solid #cccccc"/>
    </style:style>
    <style:style style:name="Table1.J17" style:family="table-cell">
      <style:table-cell-properties style:vertical-align="" fo:padding="0in" fo:border="1pt solid #cccccc"/>
    </style:style>
    <style:style style:name="Table1.K17" style:family="table-cell">
      <style:table-cell-properties style:vertical-align="" fo:padding="0in" fo:border="1pt solid #cccccc"/>
    </style:style>
    <style:style style:name="Table1.L17" style:family="table-cell">
      <style:table-cell-properties style:vertical-align="" fo:padding="0in" fo:border="1pt solid #cccccc"/>
    </style:style>
    <style:style style:name="Table1.M17" style:family="table-cell">
      <style:table-cell-properties style:vertical-align="" fo:padding="0in" fo:border="1pt solid #cccccc"/>
    </style:style>
    <style:style style:name="Table1.N17" style:family="table-cell">
      <style:table-cell-properties style:vertical-align="" fo:padding="0in" fo:border-left="1pt solid #cccccc" fo:border-right="none" fo:border-top="none" fo:border-bottom="none"/>
    </style:style>
    <style:style style:name="Table1.O17" style:family="table-cell">
      <style:table-cell-properties style:vertical-align="" fo:padding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" fo:padding="0in" fo:border="none"/>
    </style:style>
    <style:style style:name="Table1.B18" style:family="table-cell">
      <style:table-cell-properties style:vertical-align="" fo:padding="0in" fo:border="none"/>
    </style:style>
    <style:style style:name="Table1.C18" style:family="table-cell">
      <style:table-cell-properties style:vertical-align="" fo:padding="0in" fo:border-left="none" fo:border-right="1pt solid #cccccc" fo:border-top="none" fo:border-bottom="none"/>
    </style:style>
    <style:style style:name="Table1.D18" style:family="table-cell">
      <style:table-cell-properties style:vertical-align="" fo:padding="0in" fo:border="1pt solid #cccccc"/>
    </style:style>
    <style:style style:name="Table1.E18" style:family="table-cell">
      <style:table-cell-properties style:vertical-align="" fo:padding="0in" fo:border="1pt solid #cccccc"/>
    </style:style>
    <style:style style:name="Table1.F18" style:family="table-cell">
      <style:table-cell-properties style:vertical-align="" fo:padding="0in" fo:border="1pt solid #cccccc"/>
    </style:style>
    <style:style style:name="Table1.G18" style:family="table-cell">
      <style:table-cell-properties style:vertical-align="" fo:padding="0in" fo:border="1pt solid #cccccc"/>
    </style:style>
    <style:style style:name="Table1.H18" style:family="table-cell">
      <style:table-cell-properties style:vertical-align="" fo:padding="0in" fo:border="1pt solid #cccccc"/>
    </style:style>
    <style:style style:name="Table1.I18" style:family="table-cell">
      <style:table-cell-properties style:vertical-align="" fo:padding="0in" fo:border="1pt solid #cccccc"/>
    </style:style>
    <style:style style:name="Table1.J18" style:family="table-cell">
      <style:table-cell-properties style:vertical-align="" fo:padding="0in" fo:border="1pt solid #cccccc"/>
    </style:style>
    <style:style style:name="Table1.K18" style:family="table-cell">
      <style:table-cell-properties style:vertical-align="" fo:padding="0in" fo:border="1pt solid #cccccc"/>
    </style:style>
    <style:style style:name="Table1.L18" style:family="table-cell">
      <style:table-cell-properties style:vertical-align="" fo:padding="0in" fo:border="1pt solid #cccccc"/>
    </style:style>
    <style:style style:name="Table1.M18" style:family="table-cell">
      <style:table-cell-properties style:vertical-align="" fo:padding="0in" fo:border="1pt solid #cccccc"/>
    </style:style>
    <style:style style:name="Table1.N18" style:family="table-cell">
      <style:table-cell-properties style:vertical-align="" fo:padding="0in" fo:border-left="1pt solid #cccccc" fo:border-right="none" fo:border-top="none" fo:border-bottom="none"/>
    </style:style>
    <style:style style:name="Table1.O18" style:family="table-cell">
      <style:table-cell-properties style:vertical-align="" fo:padding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padding="0in" fo:border="none"/>
    </style:style>
    <style:style style:name="Table1.B19" style:family="table-cell">
      <style:table-cell-properties style:vertical-align="" fo:padding="0in" fo:border="none"/>
    </style:style>
    <style:style style:name="Table1.C19" style:family="table-cell">
      <style:table-cell-properties style:vertical-align="" fo:padding="0in" fo:border-left="none" fo:border-right="1pt solid #cccccc" fo:border-top="none" fo:border-bottom="none"/>
    </style:style>
    <style:style style:name="Table1.D19" style:family="table-cell">
      <style:table-cell-properties style:vertical-align="" fo:padding="0in" fo:border="1pt solid #cccccc"/>
    </style:style>
    <style:style style:name="Table1.E19" style:family="table-cell">
      <style:table-cell-properties style:vertical-align="" fo:padding="0in" fo:border="1pt solid #cccccc"/>
    </style:style>
    <style:style style:name="Table1.F19" style:family="table-cell">
      <style:table-cell-properties style:vertical-align="" fo:padding="0in" fo:border="1pt solid #cccccc"/>
    </style:style>
    <style:style style:name="Table1.G19" style:family="table-cell">
      <style:table-cell-properties style:vertical-align="" fo:padding="0in" fo:border="1pt solid #cccccc"/>
    </style:style>
    <style:style style:name="Table1.H19" style:family="table-cell">
      <style:table-cell-properties style:vertical-align="" fo:padding="0in" fo:border="1pt solid #cccccc"/>
    </style:style>
    <style:style style:name="Table1.I19" style:family="table-cell">
      <style:table-cell-properties style:vertical-align="" fo:padding="0in" fo:border="1pt solid #cccccc"/>
    </style:style>
    <style:style style:name="Table1.J19" style:family="table-cell">
      <style:table-cell-properties style:vertical-align="" fo:padding="0in" fo:border="1pt solid #cccccc"/>
    </style:style>
    <style:style style:name="Table1.K19" style:family="table-cell">
      <style:table-cell-properties style:vertical-align="" fo:padding="0in" fo:border="1pt solid #cccccc"/>
    </style:style>
    <style:style style:name="Table1.L19" style:family="table-cell">
      <style:table-cell-properties style:vertical-align="" fo:padding="0in" fo:border="1pt solid #cccccc"/>
    </style:style>
    <style:style style:name="Table1.M19" style:family="table-cell">
      <style:table-cell-properties style:vertical-align="" fo:padding="0in" fo:border="1pt solid #cccccc"/>
    </style:style>
    <style:style style:name="Table1.N19" style:family="table-cell">
      <style:table-cell-properties style:vertical-align="" fo:padding="0in" fo:border-left="1pt solid #cccccc" fo:border-right="none" fo:border-top="none" fo:border-bottom="none"/>
    </style:style>
    <style:style style:name="Table1.O19" style:family="table-cell">
      <style:table-cell-properties style:vertical-align="" fo:padding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in" fo:border="none"/>
    </style:style>
    <style:style style:name="Table1.B21" style:family="table-cell">
      <style:table-cell-properties style:vertical-align="" fo:padding="0in" fo:border="none"/>
    </style:style>
    <style:style style:name="Table1.C21" style:family="table-cell">
      <style:table-cell-properties style:vertical-align="" fo:padding="0in" fo:border-left="none" fo:border-right="1pt solid #cccccc" fo:border-top="none" fo:border-bottom="none"/>
    </style:style>
    <style:style style:name="Table1.D21" style:family="table-cell">
      <style:table-cell-properties style:vertical-align="" fo:padding="0in" fo:border="1pt solid #cccccc"/>
    </style:style>
    <style:style style:name="Table1.E21" style:family="table-cell">
      <style:table-cell-properties style:vertical-align="" fo:padding="0in" fo:border="1pt solid #cccccc"/>
    </style:style>
    <style:style style:name="Table1.F21" style:family="table-cell">
      <style:table-cell-properties style:vertical-align="" fo:padding="0in" fo:border="1pt solid #cccccc"/>
    </style:style>
    <style:style style:name="Table1.G21" style:family="table-cell">
      <style:table-cell-properties style:vertical-align="" fo:padding="0in" fo:border="1pt solid #cccccc"/>
    </style:style>
    <style:style style:name="Table1.H21" style:family="table-cell">
      <style:table-cell-properties style:vertical-align="" fo:padding="0in" fo:border="1pt solid #cccccc"/>
    </style:style>
    <style:style style:name="Table1.I21" style:family="table-cell">
      <style:table-cell-properties style:vertical-align="" fo:padding="0in" fo:border="1pt solid #cccccc"/>
    </style:style>
    <style:style style:name="Table1.J21" style:family="table-cell">
      <style:table-cell-properties style:vertical-align="" fo:padding="0in" fo:border="1pt solid #cccccc"/>
    </style:style>
    <style:style style:name="Table1.K21" style:family="table-cell">
      <style:table-cell-properties style:vertical-align="" fo:padding="0in" fo:border="1pt solid #cccccc"/>
    </style:style>
    <style:style style:name="Table1.L21" style:family="table-cell">
      <style:table-cell-properties style:vertical-align="" fo:padding="0in" fo:border="1pt solid #cccccc"/>
    </style:style>
    <style:style style:name="Table1.M21" style:family="table-cell">
      <style:table-cell-properties style:vertical-align="" fo:padding="0in" fo:border="1pt solid #cccccc"/>
    </style:style>
    <style:style style:name="Table1.N21" style:family="table-cell">
      <style:table-cell-properties style:vertical-align="" fo:padding="0in" fo:border-left="1pt solid #cccccc" fo:border-right="none" fo:border-top="none" fo:border-bottom="none"/>
    </style:style>
    <style:style style:name="Table1.O21" style:family="table-cell">
      <style:table-cell-properties style:vertical-align="" fo:padding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" fo:padding="0in" fo:border="none"/>
    </style:style>
    <style:style style:name="Table1.B22" style:family="table-cell">
      <style:table-cell-properties style:vertical-align="" fo:padding="0in" fo:border="none"/>
    </style:style>
    <style:style style:name="Table1.C22" style:family="table-cell">
      <style:table-cell-properties style:vertical-align="" fo:padding="0in" fo:border-left="none" fo:border-right="1pt solid #cccccc" fo:border-top="none" fo:border-bottom="none"/>
    </style:style>
    <style:style style:name="Table1.D22" style:family="table-cell">
      <style:table-cell-properties style:vertical-align="" fo:padding="0in" fo:border="1pt solid #cccccc"/>
    </style:style>
    <style:style style:name="Table1.E22" style:family="table-cell">
      <style:table-cell-properties style:vertical-align="" fo:padding="0in" fo:border="1pt solid #cccccc"/>
    </style:style>
    <style:style style:name="Table1.F22" style:family="table-cell">
      <style:table-cell-properties style:vertical-align="" fo:padding="0in" fo:border="1pt solid #cccccc"/>
    </style:style>
    <style:style style:name="Table1.G22" style:family="table-cell">
      <style:table-cell-properties style:vertical-align="" fo:padding="0in" fo:border="1pt solid #cccccc"/>
    </style:style>
    <style:style style:name="Table1.H22" style:family="table-cell">
      <style:table-cell-properties style:vertical-align="" fo:padding="0in" fo:border="1pt solid #cccccc"/>
    </style:style>
    <style:style style:name="Table1.I22" style:family="table-cell">
      <style:table-cell-properties style:vertical-align="" fo:padding="0in" fo:border="1pt solid #cccccc"/>
    </style:style>
    <style:style style:name="Table1.J22" style:family="table-cell">
      <style:table-cell-properties style:vertical-align="" fo:padding="0in" fo:border="1pt solid #cccccc"/>
    </style:style>
    <style:style style:name="Table1.K22" style:family="table-cell">
      <style:table-cell-properties style:vertical-align="" fo:padding="0in" fo:border="1pt solid #cccccc"/>
    </style:style>
    <style:style style:name="Table1.L22" style:family="table-cell">
      <style:table-cell-properties style:vertical-align="" fo:padding="0in" fo:border="1pt solid #cccccc"/>
    </style:style>
    <style:style style:name="Table1.M22" style:family="table-cell">
      <style:table-cell-properties style:vertical-align="" fo:padding="0in" fo:border="1pt solid #cccccc"/>
    </style:style>
    <style:style style:name="Table1.N22" style:family="table-cell">
      <style:table-cell-properties style:vertical-align="" fo:padding="0in" fo:border-left="1pt solid #cccccc" fo:border-right="none" fo:border-top="none" fo:border-bottom="none"/>
    </style:style>
    <style:style style:name="Table1.O22" style:family="table-cell">
      <style:table-cell-properties style:vertical-align="" fo:padding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style:vertical-align="" fo:padding="0in" fo:border="none"/>
    </style:style>
    <style:style style:name="Table1.B23" style:family="table-cell">
      <style:table-cell-properties style:vertical-align="" fo:padding="0in" fo:border="none"/>
    </style:style>
    <style:style style:name="Table1.C23" style:family="table-cell">
      <style:table-cell-properties style:vertical-align="" fo:padding="0in" fo:border-left="none" fo:border-right="1pt solid #cccccc" fo:border-top="none" fo:border-bottom="none"/>
    </style:style>
    <style:style style:name="Table1.D23" style:family="table-cell">
      <style:table-cell-properties style:vertical-align="" fo:padding="0in" fo:border="1pt solid #cccccc"/>
    </style:style>
    <style:style style:name="Table1.E23" style:family="table-cell">
      <style:table-cell-properties style:vertical-align="" fo:padding="0in" fo:border="1pt solid #cccccc"/>
    </style:style>
    <style:style style:name="Table1.F23" style:family="table-cell">
      <style:table-cell-properties style:vertical-align="" fo:padding="0in" fo:border="1pt solid #cccccc"/>
    </style:style>
    <style:style style:name="Table1.G23" style:family="table-cell">
      <style:table-cell-properties style:vertical-align="" fo:padding="0in" fo:border="1pt solid #cccccc"/>
    </style:style>
    <style:style style:name="Table1.H23" style:family="table-cell">
      <style:table-cell-properties style:vertical-align="" fo:padding="0in" fo:border="1pt solid #cccccc"/>
    </style:style>
    <style:style style:name="Table1.I23" style:family="table-cell">
      <style:table-cell-properties style:vertical-align="" fo:padding="0in" fo:border="1pt solid #cccccc"/>
    </style:style>
    <style:style style:name="Table1.J23" style:family="table-cell">
      <style:table-cell-properties style:vertical-align="" fo:padding="0in" fo:border="1pt solid #cccccc"/>
    </style:style>
    <style:style style:name="Table1.K23" style:family="table-cell">
      <style:table-cell-properties style:vertical-align="" fo:padding="0in" fo:border="1pt solid #cccccc"/>
    </style:style>
    <style:style style:name="Table1.L23" style:family="table-cell">
      <style:table-cell-properties style:vertical-align="" fo:padding="0in" fo:border="1pt solid #cccccc"/>
    </style:style>
    <style:style style:name="Table1.M23" style:family="table-cell">
      <style:table-cell-properties style:vertical-align="" fo:padding="0in" fo:border="1pt solid #cccccc"/>
    </style:style>
    <style:style style:name="Table1.N23" style:family="table-cell">
      <style:table-cell-properties style:vertical-align="" fo:padding="0in" fo:border-left="1pt solid #cccccc" fo:border-right="none" fo:border-top="none" fo:border-bottom="none"/>
    </style:style>
    <style:style style:name="Table1.O23" style:family="table-cell">
      <style:table-cell-properties style:vertical-align="" fo:padding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style:vertical-align="" fo:padding="0in" fo:border="none"/>
    </style:style>
    <style:style style:name="Table1.B24" style:family="table-cell">
      <style:table-cell-properties style:vertical-align="" fo:padding="0in" fo:border="none"/>
    </style:style>
    <style:style style:name="Table1.C24" style:family="table-cell">
      <style:table-cell-properties style:vertical-align="" fo:padding="0in" fo:border-left="none" fo:border-right="1pt solid #cccccc" fo:border-top="none" fo:border-bottom="none"/>
    </style:style>
    <style:style style:name="Table1.D24" style:family="table-cell">
      <style:table-cell-properties style:vertical-align="" fo:padding="0in" fo:border="1pt solid #cccccc"/>
    </style:style>
    <style:style style:name="Table1.E24" style:family="table-cell">
      <style:table-cell-properties style:vertical-align="" fo:padding="0in" fo:border="1pt solid #cccccc"/>
    </style:style>
    <style:style style:name="Table1.F24" style:family="table-cell">
      <style:table-cell-properties style:vertical-align="" fo:padding="0in" fo:border="1pt solid #cccccc"/>
    </style:style>
    <style:style style:name="Table1.G24" style:family="table-cell">
      <style:table-cell-properties style:vertical-align="" fo:padding="0in" fo:border="1pt solid #cccccc"/>
    </style:style>
    <style:style style:name="Table1.H24" style:family="table-cell">
      <style:table-cell-properties style:vertical-align="" fo:padding="0in" fo:border="1pt solid #cccccc"/>
    </style:style>
    <style:style style:name="Table1.I24" style:family="table-cell">
      <style:table-cell-properties style:vertical-align="" fo:padding="0in" fo:border="1pt solid #cccccc"/>
    </style:style>
    <style:style style:name="Table1.J24" style:family="table-cell">
      <style:table-cell-properties style:vertical-align="" fo:padding="0in" fo:border="1pt solid #cccccc"/>
    </style:style>
    <style:style style:name="Table1.K24" style:family="table-cell">
      <style:table-cell-properties style:vertical-align="" fo:padding="0in" fo:border="1pt solid #cccccc"/>
    </style:style>
    <style:style style:name="Table1.L24" style:family="table-cell">
      <style:table-cell-properties style:vertical-align="" fo:padding="0in" fo:border="1pt solid #cccccc"/>
    </style:style>
    <style:style style:name="Table1.M24" style:family="table-cell">
      <style:table-cell-properties style:vertical-align="" fo:padding="0in" fo:border="1pt solid #cccccc"/>
    </style:style>
    <style:style style:name="Table1.N24" style:family="table-cell">
      <style:table-cell-properties style:vertical-align="" fo:padding="0in" fo:border-left="1pt solid #cccccc" fo:border-right="none" fo:border-top="none" fo:border-bottom="none"/>
    </style:style>
    <style:style style:name="Table1.O24" style:family="table-cell">
      <style:table-cell-properties style:vertical-align="" fo:padding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style:vertical-align="" fo:padding="0in" fo:border="none"/>
    </style:style>
    <style:style style:name="Table1.B25" style:family="table-cell">
      <style:table-cell-properties style:vertical-align="" fo:padding="0in" fo:border="none"/>
    </style:style>
    <style:style style:name="Table1.C25" style:family="table-cell">
      <style:table-cell-properties style:vertical-align="" fo:padding="0in" fo:border-left="none" fo:border-right="1pt solid #cccccc" fo:border-top="none" fo:border-bottom="none"/>
    </style:style>
    <style:style style:name="Table1.D25" style:family="table-cell">
      <style:table-cell-properties style:vertical-align="" fo:padding="0in" fo:border="1pt solid #cccccc"/>
    </style:style>
    <style:style style:name="Table1.E25" style:family="table-cell">
      <style:table-cell-properties style:vertical-align="" fo:padding="0in" fo:border="1pt solid #cccccc"/>
    </style:style>
    <style:style style:name="Table1.F25" style:family="table-cell">
      <style:table-cell-properties style:vertical-align="" fo:padding="0in" fo:border="1pt solid #cccccc"/>
    </style:style>
    <style:style style:name="Table1.G25" style:family="table-cell">
      <style:table-cell-properties style:vertical-align="" fo:padding="0in" fo:border="1pt solid #cccccc"/>
    </style:style>
    <style:style style:name="Table1.H25" style:family="table-cell">
      <style:table-cell-properties style:vertical-align="" fo:padding="0in" fo:border="1pt solid #cccccc"/>
    </style:style>
    <style:style style:name="Table1.I25" style:family="table-cell">
      <style:table-cell-properties style:vertical-align="" fo:padding="0in" fo:border="1pt solid #cccccc"/>
    </style:style>
    <style:style style:name="Table1.J25" style:family="table-cell">
      <style:table-cell-properties style:vertical-align="" fo:padding="0in" fo:border="1pt solid #cccccc"/>
    </style:style>
    <style:style style:name="Table1.K25" style:family="table-cell">
      <style:table-cell-properties style:vertical-align="" fo:padding="0in" fo:border="1pt solid #cccccc"/>
    </style:style>
    <style:style style:name="Table1.L25" style:family="table-cell">
      <style:table-cell-properties style:vertical-align="" fo:padding="0in" fo:border="1pt solid #cccccc"/>
    </style:style>
    <style:style style:name="Table1.M25" style:family="table-cell">
      <style:table-cell-properties style:vertical-align="" fo:padding="0in" fo:border="1pt solid #cccccc"/>
    </style:style>
    <style:style style:name="Table1.N25" style:family="table-cell">
      <style:table-cell-properties style:vertical-align="" fo:padding="0in" fo:border-left="1pt solid #cccccc" fo:border-right="none" fo:border-top="none" fo:border-bottom="none"/>
    </style:style>
    <style:style style:name="Table1.O25" style:family="table-cell">
      <style:table-cell-properties style:vertical-align="" fo:padding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" fo:padding="0in" fo:border="none"/>
    </style:style>
    <style:style style:name="Table1.B26" style:family="table-cell">
      <style:table-cell-properties style:vertical-align="" fo:padding="0in" fo:border="none"/>
    </style:style>
    <style:style style:name="Table1.C26" style:family="table-cell">
      <style:table-cell-properties style:vertical-align="" fo:padding="0in" fo:border-left="none" fo:border-right="1pt solid #cccccc" fo:border-top="none" fo:border-bottom="none"/>
    </style:style>
    <style:style style:name="Table1.D26" style:family="table-cell">
      <style:table-cell-properties style:vertical-align="" fo:padding="0in" fo:border="1pt solid #cccccc"/>
    </style:style>
    <style:style style:name="Table1.E26" style:family="table-cell">
      <style:table-cell-properties style:vertical-align="" fo:padding="0in" fo:border="1pt solid #cccccc"/>
    </style:style>
    <style:style style:name="Table1.F26" style:family="table-cell">
      <style:table-cell-properties style:vertical-align="" fo:padding="0in" fo:border="1pt solid #cccccc"/>
    </style:style>
    <style:style style:name="Table1.G26" style:family="table-cell">
      <style:table-cell-properties style:vertical-align="" fo:padding="0in" fo:border="1pt solid #cccccc"/>
    </style:style>
    <style:style style:name="Table1.H26" style:family="table-cell">
      <style:table-cell-properties style:vertical-align="" fo:padding="0in" fo:border="1pt solid #cccccc"/>
    </style:style>
    <style:style style:name="Table1.I26" style:family="table-cell">
      <style:table-cell-properties style:vertical-align="" fo:padding="0in" fo:border="1pt solid #cccccc"/>
    </style:style>
    <style:style style:name="Table1.J26" style:family="table-cell">
      <style:table-cell-properties style:vertical-align="" fo:padding="0in" fo:border="1pt solid #cccccc"/>
    </style:style>
    <style:style style:name="Table1.K26" style:family="table-cell">
      <style:table-cell-properties style:vertical-align="" fo:padding="0in" fo:border="1pt solid #cccccc"/>
    </style:style>
    <style:style style:name="Table1.L26" style:family="table-cell">
      <style:table-cell-properties style:vertical-align="" fo:padding="0in" fo:border="1pt solid #cccccc"/>
    </style:style>
    <style:style style:name="Table1.M26" style:family="table-cell">
      <style:table-cell-properties style:vertical-align="" fo:padding="0in" fo:border="1pt solid #cccccc"/>
    </style:style>
    <style:style style:name="Table1.N26" style:family="table-cell">
      <style:table-cell-properties style:vertical-align="" fo:padding="0in" fo:border-left="1pt solid #cccccc" fo:border-right="none" fo:border-top="none" fo:border-bottom="none"/>
    </style:style>
    <style:style style:name="Table1.O26" style:family="table-cell">
      <style:table-cell-properties style:vertical-align="" fo:padding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style:vertical-align="" fo:padding="0in" fo:border="none"/>
    </style:style>
    <style:style style:name="Table1.B28" style:family="table-cell">
      <style:table-cell-properties style:vertical-align="" fo:padding="0in" fo:border="none"/>
    </style:style>
    <style:style style:name="Table1.C28" style:family="table-cell">
      <style:table-cell-properties style:vertical-align="" fo:padding="0in" fo:border-left="none" fo:border-right="1pt solid #cccccc" fo:border-top="none" fo:border-bottom="none"/>
    </style:style>
    <style:style style:name="Table1.D28" style:family="table-cell">
      <style:table-cell-properties style:vertical-align="" fo:padding="0in" fo:border="1pt solid #cccccc"/>
    </style:style>
    <style:style style:name="Table1.E28" style:family="table-cell">
      <style:table-cell-properties style:vertical-align="" fo:padding="0in" fo:border="1pt solid #cccccc"/>
    </style:style>
    <style:style style:name="Table1.F28" style:family="table-cell">
      <style:table-cell-properties style:vertical-align="" fo:padding="0in" fo:border="1pt solid #cccccc"/>
    </style:style>
    <style:style style:name="Table1.G28" style:family="table-cell">
      <style:table-cell-properties style:vertical-align="" fo:padding="0in" fo:border="1pt solid #cccccc"/>
    </style:style>
    <style:style style:name="Table1.H28" style:family="table-cell">
      <style:table-cell-properties style:vertical-align="" fo:padding="0in" fo:border="1pt solid #cccccc"/>
    </style:style>
    <style:style style:name="Table1.I28" style:family="table-cell">
      <style:table-cell-properties style:vertical-align="" fo:padding="0in" fo:border="1pt solid #cccccc"/>
    </style:style>
    <style:style style:name="Table1.J28" style:family="table-cell">
      <style:table-cell-properties style:vertical-align="" fo:padding="0in" fo:border="1pt solid #cccccc"/>
    </style:style>
    <style:style style:name="Table1.K28" style:family="table-cell">
      <style:table-cell-properties style:vertical-align="" fo:padding="0in" fo:border="1pt solid #cccccc"/>
    </style:style>
    <style:style style:name="Table1.L28" style:family="table-cell">
      <style:table-cell-properties style:vertical-align="" fo:padding="0in" fo:border="1pt solid #cccccc"/>
    </style:style>
    <style:style style:name="Table1.M28" style:family="table-cell">
      <style:table-cell-properties style:vertical-align="" fo:padding="0in" fo:border="1pt solid #cccccc"/>
    </style:style>
    <style:style style:name="Table1.N28" style:family="table-cell">
      <style:table-cell-properties style:vertical-align="" fo:padding="0in" fo:border-left="1pt solid #cccccc" fo:border-right="none" fo:border-top="none" fo:border-bottom="none"/>
    </style:style>
    <style:style style:name="Table1.O28" style:family="table-cell">
      <style:table-cell-properties style:vertical-align="" fo:padding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style:vertical-align="" fo:padding="0in" fo:border="none"/>
    </style:style>
    <style:style style:name="Table1.B29" style:family="table-cell">
      <style:table-cell-properties style:vertical-align="" fo:padding="0in" fo:border="none"/>
    </style:style>
    <style:style style:name="Table1.C29" style:family="table-cell">
      <style:table-cell-properties style:vertical-align="" fo:padding="0in" fo:border-left="none" fo:border-right="1pt solid #cccccc" fo:border-top="none" fo:border-bottom="none"/>
    </style:style>
    <style:style style:name="Table1.D29" style:family="table-cell">
      <style:table-cell-properties style:vertical-align="" fo:padding="0in" fo:border="1pt solid #cccccc"/>
    </style:style>
    <style:style style:name="Table1.E29" style:family="table-cell">
      <style:table-cell-properties style:vertical-align="" fo:padding="0in" fo:border="1pt solid #cccccc"/>
    </style:style>
    <style:style style:name="Table1.F29" style:family="table-cell">
      <style:table-cell-properties style:vertical-align="" fo:padding="0in" fo:border="1pt solid #cccccc"/>
    </style:style>
    <style:style style:name="Table1.G29" style:family="table-cell">
      <style:table-cell-properties style:vertical-align="" fo:padding="0in" fo:border="1pt solid #cccccc"/>
    </style:style>
    <style:style style:name="Table1.H29" style:family="table-cell">
      <style:table-cell-properties style:vertical-align="" fo:padding="0in" fo:border="1pt solid #cccccc"/>
    </style:style>
    <style:style style:name="Table1.I29" style:family="table-cell">
      <style:table-cell-properties style:vertical-align="" fo:padding="0in" fo:border="1pt solid #cccccc"/>
    </style:style>
    <style:style style:name="Table1.J29" style:family="table-cell">
      <style:table-cell-properties style:vertical-align="" fo:padding="0in" fo:border="1pt solid #cccccc"/>
    </style:style>
    <style:style style:name="Table1.K29" style:family="table-cell">
      <style:table-cell-properties style:vertical-align="" fo:padding="0in" fo:border="1pt solid #cccccc"/>
    </style:style>
    <style:style style:name="Table1.L29" style:family="table-cell">
      <style:table-cell-properties style:vertical-align="" fo:padding="0in" fo:border="1pt solid #cccccc"/>
    </style:style>
    <style:style style:name="Table1.M29" style:family="table-cell">
      <style:table-cell-properties style:vertical-align="" fo:padding="0in" fo:border="1pt solid #cccccc"/>
    </style:style>
    <style:style style:name="Table1.N29" style:family="table-cell">
      <style:table-cell-properties style:vertical-align="" fo:padding="0in" fo:border-left="1pt solid #cccccc" fo:border-right="none" fo:border-top="none" fo:border-bottom="none"/>
    </style:style>
    <style:style style:name="Table1.O29" style:family="table-cell">
      <style:table-cell-properties style:vertical-align="" fo:padding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" fo:padding="0in" fo:border="none"/>
    </style:style>
    <style:style style:name="Table1.B30" style:family="table-cell">
      <style:table-cell-properties style:vertical-align="" fo:padding="0in" fo:border="none"/>
    </style:style>
    <style:style style:name="Table1.C30" style:family="table-cell">
      <style:table-cell-properties style:vertical-align="" fo:padding="0in" fo:border-left="none" fo:border-right="1pt solid #cccccc" fo:border-top="none" fo:border-bottom="none"/>
    </style:style>
    <style:style style:name="Table1.D30" style:family="table-cell">
      <style:table-cell-properties style:vertical-align="" fo:padding="0in" fo:border="1pt solid #cccccc"/>
    </style:style>
    <style:style style:name="Table1.E30" style:family="table-cell">
      <style:table-cell-properties style:vertical-align="" fo:padding="0in" fo:border="1pt solid #cccccc"/>
    </style:style>
    <style:style style:name="Table1.F30" style:family="table-cell">
      <style:table-cell-properties style:vertical-align="" fo:padding="0in" fo:border="1pt solid #cccccc"/>
    </style:style>
    <style:style style:name="Table1.G30" style:family="table-cell">
      <style:table-cell-properties style:vertical-align="" fo:padding="0in" fo:border="1pt solid #cccccc"/>
    </style:style>
    <style:style style:name="Table1.H30" style:family="table-cell">
      <style:table-cell-properties style:vertical-align="" fo:padding="0in" fo:border="1pt solid #cccccc"/>
    </style:style>
    <style:style style:name="Table1.I30" style:family="table-cell">
      <style:table-cell-properties style:vertical-align="" fo:padding="0in" fo:border="1pt solid #cccccc"/>
    </style:style>
    <style:style style:name="Table1.J30" style:family="table-cell">
      <style:table-cell-properties style:vertical-align="" fo:padding="0in" fo:border="1pt solid #cccccc"/>
    </style:style>
    <style:style style:name="Table1.K30" style:family="table-cell">
      <style:table-cell-properties style:vertical-align="" fo:padding="0in" fo:border="1pt solid #cccccc"/>
    </style:style>
    <style:style style:name="Table1.L30" style:family="table-cell">
      <style:table-cell-properties style:vertical-align="" fo:padding="0in" fo:border="1pt solid #cccccc"/>
    </style:style>
    <style:style style:name="Table1.M30" style:family="table-cell">
      <style:table-cell-properties style:vertical-align="" fo:padding="0in" fo:border="1pt solid #cccccc"/>
    </style:style>
    <style:style style:name="Table1.N30" style:family="table-cell">
      <style:table-cell-properties style:vertical-align="" fo:padding="0in" fo:border-left="1pt solid #cccccc" fo:border-right="none" fo:border-top="none" fo:border-bottom="none"/>
    </style:style>
    <style:style style:name="Table1.O30" style:family="table-cell">
      <style:table-cell-properties style:vertical-align="" fo:padding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style:vertical-align="" fo:padding="0in" fo:border="none"/>
    </style:style>
    <style:style style:name="Table1.B31" style:family="table-cell">
      <style:table-cell-properties style:vertical-align="" fo:padding="0in" fo:border="none"/>
    </style:style>
    <style:style style:name="Table1.C31" style:family="table-cell">
      <style:table-cell-properties style:vertical-align="" fo:padding="0in" fo:border-left="none" fo:border-right="1pt solid #cccccc" fo:border-top="none" fo:border-bottom="none"/>
    </style:style>
    <style:style style:name="Table1.D31" style:family="table-cell">
      <style:table-cell-properties style:vertical-align="" fo:padding="0in" fo:border="1pt solid #cccccc"/>
    </style:style>
    <style:style style:name="Table1.E31" style:family="table-cell">
      <style:table-cell-properties style:vertical-align="" fo:padding="0in" fo:border="1pt solid #cccccc"/>
    </style:style>
    <style:style style:name="Table1.F31" style:family="table-cell">
      <style:table-cell-properties style:vertical-align="" fo:padding="0in" fo:border="1pt solid #cccccc"/>
    </style:style>
    <style:style style:name="Table1.G31" style:family="table-cell">
      <style:table-cell-properties style:vertical-align="" fo:padding="0in" fo:border="1pt solid #cccccc"/>
    </style:style>
    <style:style style:name="Table1.H31" style:family="table-cell">
      <style:table-cell-properties style:vertical-align="" fo:padding="0in" fo:border="1pt solid #cccccc"/>
    </style:style>
    <style:style style:name="Table1.I31" style:family="table-cell">
      <style:table-cell-properties style:vertical-align="" fo:padding="0in" fo:border="1pt solid #cccccc"/>
    </style:style>
    <style:style style:name="Table1.J31" style:family="table-cell">
      <style:table-cell-properties style:vertical-align="" fo:padding="0in" fo:border="1pt solid #cccccc"/>
    </style:style>
    <style:style style:name="Table1.K31" style:family="table-cell">
      <style:table-cell-properties style:vertical-align="" fo:padding="0in" fo:border="1pt solid #cccccc"/>
    </style:style>
    <style:style style:name="Table1.L31" style:family="table-cell">
      <style:table-cell-properties style:vertical-align="" fo:padding="0in" fo:border="1pt solid #cccccc"/>
    </style:style>
    <style:style style:name="Table1.M31" style:family="table-cell">
      <style:table-cell-properties style:vertical-align="" fo:padding="0in" fo:border="1pt solid #cccccc"/>
    </style:style>
    <style:style style:name="Table1.N31" style:family="table-cell">
      <style:table-cell-properties style:vertical-align="" fo:padding="0in" fo:border-left="1pt solid #cccccc" fo:border-right="none" fo:border-top="none" fo:border-bottom="none"/>
    </style:style>
    <style:style style:name="Table1.O31" style:family="table-cell">
      <style:table-cell-properties style:vertical-align="" fo:padding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" fo:padding="0in" fo:border="none"/>
    </style:style>
    <style:style style:name="Table1.B32" style:family="table-cell">
      <style:table-cell-properties style:vertical-align="" fo:padding="0in" fo:border="none"/>
    </style:style>
    <style:style style:name="Table1.C32" style:family="table-cell">
      <style:table-cell-properties style:vertical-align="" fo:padding="0in" fo:border-left="none" fo:border-right="1pt solid #cccccc" fo:border-top="none" fo:border-bottom="none"/>
    </style:style>
    <style:style style:name="Table1.D32" style:family="table-cell">
      <style:table-cell-properties style:vertical-align="" fo:padding="0in" fo:border="1pt solid #cccccc"/>
    </style:style>
    <style:style style:name="Table1.E32" style:family="table-cell">
      <style:table-cell-properties style:vertical-align="" fo:padding="0in" fo:border="1pt solid #cccccc"/>
    </style:style>
    <style:style style:name="Table1.F32" style:family="table-cell">
      <style:table-cell-properties style:vertical-align="" fo:padding="0in" fo:border="1pt solid #cccccc"/>
    </style:style>
    <style:style style:name="Table1.G32" style:family="table-cell">
      <style:table-cell-properties style:vertical-align="" fo:padding="0in" fo:border="1pt solid #cccccc"/>
    </style:style>
    <style:style style:name="Table1.H32" style:family="table-cell">
      <style:table-cell-properties style:vertical-align="" fo:padding="0in" fo:border="1pt solid #cccccc"/>
    </style:style>
    <style:style style:name="Table1.I32" style:family="table-cell">
      <style:table-cell-properties style:vertical-align="" fo:padding="0in" fo:border="1pt solid #cccccc"/>
    </style:style>
    <style:style style:name="Table1.J32" style:family="table-cell">
      <style:table-cell-properties style:vertical-align="" fo:padding="0in" fo:border="1pt solid #cccccc"/>
    </style:style>
    <style:style style:name="Table1.K32" style:family="table-cell">
      <style:table-cell-properties style:vertical-align="" fo:padding="0in" fo:border="1pt solid #cccccc"/>
    </style:style>
    <style:style style:name="Table1.L32" style:family="table-cell">
      <style:table-cell-properties style:vertical-align="" fo:padding="0in" fo:border="1pt solid #cccccc"/>
    </style:style>
    <style:style style:name="Table1.M32" style:family="table-cell">
      <style:table-cell-properties style:vertical-align="" fo:padding="0in" fo:border="1pt solid #cccccc"/>
    </style:style>
    <style:style style:name="Table1.N32" style:family="table-cell">
      <style:table-cell-properties style:vertical-align="" fo:padding="0in" fo:border-left="1pt solid #cccccc" fo:border-right="none" fo:border-top="none" fo:border-bottom="none"/>
    </style:style>
    <style:style style:name="Table1.O32" style:family="table-cell">
      <style:table-cell-properties style:vertical-align="" fo:padding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style:vertical-align="" fo:background-color="#cccccc" fo:padding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style:vertical-align="" fo:padding="0in" fo:border="none"/>
    </style:style>
    <style:style style:name="Table1.B34" style:family="table-cell">
      <style:table-cell-properties style:vertical-align="" fo:padding="0.0389in" fo:border="none"/>
    </style:style>
    <style:style style:name="Table1.C34" style:family="table-cell">
      <style:table-cell-properties style:vertical-align="" fo:padding="0.0389in" fo:border="none"/>
    </style:style>
    <style:style style:name="Table1.D34" style:family="table-cell">
      <style:table-cell-properties style:vertical-align="" fo:padding="0.0389in" fo:border="none"/>
    </style:style>
    <style:style style:name="Table1.A35" style:family="table-cell">
      <style:table-cell-properties style:vertical-align="" fo:padding="0in" fo:border="none"/>
    </style:style>
    <style:style style:name="Table1.B35" style:family="table-cell">
      <style:table-cell-properties style:vertical-align="" fo:padding="0.0389in" fo:border="none"/>
    </style:style>
    <style:style style:name="Table1.C35" style:family="table-cell">
      <style:table-cell-properties style:vertical-align="" fo:padding="0.0389in" fo:border="none"/>
    </style:style>
    <style:style style:name="Table1.D35" style:family="table-cell">
      <style:table-cell-properties style:vertical-align=""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style:vertical-align="" fo:padding="0in" fo:border="none"/>
    </style:style>
    <style:style style:name="Table1.B36" style:family="table-cell">
      <style:table-cell-properties style:vertical-align="" fo:padding="0.0389in" fo:border="none"/>
    </style:style>
    <style:style style:name="Table1.C36" style:family="table-cell">
      <style:table-cell-properties style:vertical-align="" fo:padding="0.0389in" fo:border="none"/>
    </style:style>
    <style:style style:name="Table1.D36" style:family="table-cell">
      <style:table-cell-properties style:vertical-align="" fo:padding="0.0389in" fo:border="none"/>
    </style:style>
    <style:style style:name="Table1.A37" style:family="table-cell">
      <style:table-cell-properties style:vertical-align="" fo:padding="0in" fo:border="none"/>
    </style:style>
    <style:style style:name="Table1.B37" style:family="table-cell">
      <style:table-cell-properties style:vertical-align="" fo:padding="0.0389in" fo:border="none"/>
    </style:style>
    <style:style style:name="Table1.C37" style:family="table-cell">
      <style:table-cell-properties style:vertical-align="" fo:padding="0.0389in" fo:border="none"/>
    </style:style>
    <style:style style:name="Table1.D37" style:family="table-cell">
      <style:table-cell-properties style:vertical-align="" fo:padding="0.0389in" fo:border="none"/>
    </style:style>
    <style:style style:name="Table1.A38" style:family="table-cell">
      <style:table-cell-properties style:vertical-align="" fo:padding="0in" fo:border="none"/>
    </style:style>
    <style:style style:name="Table1.B38" style:family="table-cell">
      <style:table-cell-properties style:vertical-align="" fo:padding="0.0389in" fo:border="none"/>
    </style:style>
    <style:style style:name="Table1.C38" style:family="table-cell">
      <style:table-cell-properties style:vertical-align="" fo:padding="0.0389in" fo:border="none"/>
    </style:style>
    <style:style style:name="Table1.D38" style:family="table-cell">
      <style:table-cell-properties style:vertical-align=""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style:vertical-align="" fo:padding="0in" fo:border="none"/>
    </style:style>
    <style:style style:name="Table1.C39" style:family="table-cell">
      <style:table-cell-properties style:vertical-align="" fo:padding="0in" fo:border="none"/>
    </style:style>
    <style:style style:name="Table1.D39" style:family="table-cell">
      <style:table-cell-properties style:vertical-align="" fo:padding="0in" fo:border="none"/>
    </style:style>
    <style:style style:name="Table1.E39" style:family="table-cell">
      <style:table-cell-properties style:vertical-align="" fo:padding="0in" fo:border="none"/>
    </style:style>
    <style:style style:name="Table1.F39" style:family="table-cell">
      <style:table-cell-properties style:vertical-align="" fo:padding="0in" fo:border="none"/>
    </style:style>
    <style:style style:name="Table1.G39" style:family="table-cell">
      <style:table-cell-properties style:vertical-align="" fo:padding="0in" fo:border="none"/>
    </style:style>
    <style:style style:name="Table1.H39" style:family="table-cell">
      <style:table-cell-properties style:vertical-align="" fo:padding="0in" fo:border="none"/>
    </style:style>
    <style:style style:name="Table1.I39" style:family="table-cell">
      <style:table-cell-properties style:vertical-align="" fo:padding="0in" fo:border="none"/>
    </style:style>
    <style:style style:name="Table1.J39" style:family="table-cell">
      <style:table-cell-properties style:vertical-align="" fo:padding="0in" fo:border="none"/>
    </style:style>
    <style:style style:name="Table1.K39" style:family="table-cell">
      <style:table-cell-properties style:vertical-align="" fo:padding="0in" fo:border="none"/>
    </style:style>
    <style:style style:name="Table1.L39" style:family="table-cell">
      <style:table-cell-properties style:vertical-align="" fo:padding="0in" fo:border="none"/>
    </style:style>
    <style:style style:name="Table1.M39" style:family="table-cell">
      <style:table-cell-properties style:vertical-align="" fo:padding="0in" fo:border="none"/>
    </style:style>
    <style:style style:name="Table1.N39" style:family="table-cell">
      <style:table-cell-properties style:vertical-align="" fo:padding="0in" fo:border="none"/>
    </style:style>
    <style:style style:name="Table1.O39" style:family="table-cell">
      <style:table-cell-properties style:vertical-align="" fo:padding="0in" fo:border="none"/>
    </style:style>
    <style:style style:name="Table1.A41" style:family="table-cell">
      <style:table-cell-properties style:vertical-align="" fo:padding="0.0389in" fo:border="none"/>
    </style:style>
    <style:style style:name="Table1.C41" style:family="table-cell">
      <style:table-cell-properties style:vertical-align="" fo:padding="0.0389in" fo:border="none"/>
    </style:style>
    <style:style style:name="Table1.A42" style:family="table-cell">
      <style:table-cell-properties style:vertical-align="" fo:padding="0.0389in" fo:border="none"/>
    </style:style>
    <style:style style:name="Table1.C42" style:family="table-cell">
      <style:table-cell-properties style:vertical-align="" fo:padding="0.0389in" fo:border="none"/>
    </style:style>
    <style:style style:name="Table1.A43" style:family="table-cell">
      <style:table-cell-properties style:vertical-align="" fo:padding="0.0389in" fo:border="none"/>
    </style:style>
    <style:style style:name="Table1.C43" style:family="table-cell">
      <style:table-cell-properties style:vertical-align="" fo:padding="0.0389in" fo:border="none"/>
    </style:style>
    <style:style style:name="Table1.A44" style:family="table-cell">
      <style:table-cell-properties style:vertical-align="" fo:padding="0.0389in" fo:border="none"/>
    </style:style>
    <style:style style:name="Table1.C44" style:family="table-cell">
      <style:table-cell-properties style:vertical-align="" fo:padding="0.0389in" fo:border="none"/>
    </style:style>
    <style:style style:name="Table1.A45" style:family="table-cell">
      <style:table-cell-properties style:vertical-align="" fo:padding="0.0389in" fo:border="none"/>
    </style:style>
    <style:style style:name="Table1.C45" style:family="table-cell">
      <style:table-cell-properties style:vertical-align="" fo:padding="0.0389in" fo:border="none"/>
    </style:style>
    <style:style style:name="Table1.A46" style:family="table-cell">
      <style:table-cell-properties style:vertical-align="" fo:padding="0.0389in" fo:border="none"/>
    </style:style>
    <style:style style:name="Table1.C46" style:family="table-cell">
      <style:table-cell-properties style:vertical-align="" fo:padding="0.0389in" fo:border="none"/>
    </style:style>
    <style:style style:name="Table1.A47" style:family="table-cell">
      <style:table-cell-properties style:vertical-align="" fo:padding="0.0389in" fo:border="none"/>
    </style:style>
    <style:style style:name="Table1.C47" style:family="table-cell">
      <style:table-cell-properties style:vertical-align="" fo:padding="0.0389in" fo:border="none"/>
    </style:style>
    <style:style style:name="Table1.A48" style:family="table-cell">
      <style:table-cell-properties style:vertical-align="" fo:padding="0.0389in" fo:border="none"/>
    </style:style>
    <style:style style:name="Table1.C48" style:family="table-cell">
      <style:table-cell-properties style:vertical-align=""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6" style:family="text">
      <style:text-properties style:font-name="Times New Roman" fo:font-size="13pt" style:font-name-asian="Times New Roman1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umdlibyyt0z4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6"><text:span text:style-name="T4">X</text:span></text:p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6"><text:span text:style-name="T4">X</text:span></text:p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6"><text:span text:style-name="T4">X</text:span></text:p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6"><text:span text:style-name="T4">X</text:span></text:p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6"><text:span text:style-name="T4">X</text:span></text:p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6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d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6"><text:span text:style-name="T4">X</text:span></text:p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, pero se puede ampliar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En un golpe de vista ves toda la información que necesi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Si cometo errores marca muy rápido e indica fácilmente el error comet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77" meta:character-count="1783" meta:non-whitespace-character-count="1631"/>
    <meta:generator>LibreOfficeDev/6.0.5.2$Linux_X86_64 LibreOffice_project/</meta:generator>
  </office:meta>
</office:document-meta>
</file>